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left="0.0161in" fo:margin-right="0.0898in" fo:margin-top="0.2437in" fo:margin-bottom="0in" style:contextual-spacing="false" fo:line-height="121%" fo:text-align="start" style:justify-single-word="false" fo:keep-together="auto" fo:orphans="0" fo:widows="0" fo:text-indent="-0.0028in" style:auto-text-indent="false" fo:break-before="auto" fo:break-after="auto" fo:padding="0in" fo:border="none" fo:keep-with-next="auto"/>
      <style:text-properties officeooo:paragraph-rsid="00116277"/>
    </style:style>
    <style:style style:name="P2" style:family="paragraph" style:parent-style-name="Standard">
      <style:paragraph-properties fo:margin-left="0.0161in" fo:margin-right="0.0173in" fo:margin-top="0.1902in" fo:margin-bottom="0in" style:contextual-spacing="false" fo:line-height="126%" fo:text-align="start" style:justify-single-word="false" fo:keep-together="auto" fo:orphans="0" fo:widows="0" fo:text-indent="0.0091in" style:auto-text-indent="false" fo:break-before="auto" fo:break-after="auto" fo:padding="0in" fo:border="none" fo:keep-with-next="auto"/>
      <style:text-properties officeooo:paragraph-rsid="00116277"/>
    </style:style>
    <style:style style:name="P3" style:family="paragraph" style:parent-style-name="Standard">
      <style:paragraph-properties fo:margin-left="0.0161in" fo:margin-right="0.0173in" fo:margin-top="0.1902in" fo:margin-bottom="0in" style:contextual-spacing="false" fo:line-height="126%" fo:text-align="start" style:justify-single-word="false" fo:orphans="0" fo:widows="0" fo:text-indent="0.0091in" style:auto-text-indent="false" fo:padding="0in" fo:border="none"/>
      <style:text-properties officeooo:paragraph-rsid="00116277"/>
    </style:style>
    <style:style style:name="P4" style:family="paragraph" style:parent-style-name="Standard">
      <style:paragraph-properties fo:margin-left="0.0161in" fo:margin-right="0.0173in" fo:margin-top="0.1902in" fo:margin-bottom="0in" style:contextual-spacing="false" fo:line-height="126%" fo:text-align="start" style:justify-single-word="false" fo:orphans="0" fo:widows="0" fo:text-indent="0in" style:auto-text-indent="false" fo:padding="0in" fo:border="none"/>
      <style:text-properties officeooo:paragraph-rsid="00116277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Roboto Mono" fo:font-size="12pt" fo:font-style="normal" style:text-underline-style="none" fo:font-weight="normal" style:font-name-asian="Roboto Mono1" style:font-size-asian="12pt" style:font-style-asian="normal" style:font-weight-asian="normal" style:font-name-complex="Roboto Mono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 Mono" fo:font-size="12pt" fo:font-style="normal" style:text-underline-style="none" fo:font-weight="normal" fo:background-color="#ffffd7" loext:char-shading-value="0" style:font-name-asian="Roboto Mono1" style:font-size-asian="12pt" style:font-style-asian="normal" style:font-weight-asian="normal" style:font-name-complex="Roboto Mono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boto Mono" fo:font-size="12pt" fo:font-style="normal" style:text-underline-style="none" fo:font-weight="normal" fo:background-color="#ffffd7" loext:char-shading-value="0" style:font-name-asian="Roboto Mono1" style:font-size-asian="12pt" style:font-style-asian="normal" style:font-weight-asian="normal" style:font-name-complex="Roboto Mono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 Mono" fo:font-size="12pt" fo:font-style="normal" style:text-underline-style="none" fo:font-weight="bold" fo:background-color="#ffffd7" loext:char-shading-value="0" style:font-name-asian="Roboto Mono1" style:font-size-asian="12pt" style:font-style-asian="normal" style:font-weight-asian="bold" style:font-name-complex="Roboto Mono1" style:font-size-complex="12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normal" style:font-name-asian="Lato1" style:font-size-asian="12pt" style:font-style-asian="normal" style:font-weight-asian="normal" style:font-name-complex="Lato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normal" officeooo:rsid="00116277" style:font-name-asian="Lato1" style:font-size-asian="12pt" style:font-style-asian="normal" style:font-weight-asian="normal" style:font-name-complex="Lato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normal" fo:background-color="#ffffd7" loext:char-shading-value="0" style:font-name-asian="Lato1" style:font-size-asian="12pt" style:font-style-asian="normal" style:font-weight-asian="normal" style:font-name-complex="Lato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normal" fo:background-color="#ffffd7" loext:char-shading-value="0" style:font-name-asian="Lato1" style:font-size-asian="12pt" style:font-style-asian="normal" style:font-weight-asian="normal" style:font-name-complex="Lato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normal" officeooo:rsid="00116277" fo:background-color="#ffffd7" loext:char-shading-value="0" style:font-name-asian="Lato1" style:font-size-asian="12pt" style:font-style-asian="normal" style:font-weight-asian="normal" style:font-name-complex="Lato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normal" officeooo:rsid="00132e28" fo:background-color="#ffffd7" loext:char-shading-value="0" style:font-name-asian="Lato1" style:font-size-asian="12pt" style:font-style-asian="normal" style:font-weight-asian="normal" style:font-name-complex="Lato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bold" officeooo:rsid="00132e28" fo:background-color="#ffffd7" loext:char-shading-value="0" style:font-name-asian="Lato1" style:font-size-asian="12pt" style:font-style-asian="normal" style:font-weight-asian="bold" style:font-name-complex="Lato1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bold" fo:background-color="#ffffd7" loext:char-shading-value="0" style:font-name-asian="Lato1" style:font-size-asian="12pt" style:font-style-asian="normal" style:font-weight-asian="bold" style:font-name-complex="Lato1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0, 1, 2, 5, 15, 45]</text:span></text:p>
      <text:p text:style-name="P2"><text:span text:style-name="T1">u[0] = 1 <text:tab/>u[1] = 1</text:span></text:p>
      <text:p text:style-name="P3"><text:span text:style-name="T5">Pour obtenir les termes suivants, la formule est </text:span></text:p>
      <text:p text:style-name="P3"><text:span text:style-name="T11">Formule → </text:span><text:span text:style-name="T4">u[n] = u[n-1] + u[n-2]</text:span><text:span text:style-name="T12"> <text:s text:c="3"/></text:span><text:span text:style-name="T8">/<text:tab/></text:span><text:span text:style-name="T9">U[2]= u[1] + u[0] /<text:tab/>U[2] = 1+ 1 = 2</text:span></text:p>
      <text:p text:style-name="P4"><text:span text:style-name="T6">U[3]= u[2] + u[1]</text:span></text:p>
      <text:p text:style-name="P3"><text:span text:style-name="T5"><text:tab/>U[</text:span><text:span text:style-name="T6">3</text:span><text:span text:style-name="T5">] = </text:span><text:span text:style-name="T6">2 </text:span><text:span text:style-name="T5">+ 1 </text:span><text:span text:style-name="T6">= 3</text:span></text:p>
      <text:p text:style-name="P3"><text:span text:style-name="T6">U[4]= u[3] + u[2]</text:span></text:p>
      <text:p text:style-name="P3"><text:span text:style-name="T6"><text:tab/>U[3] = 3 + 2 = 5</text:span></text:p>
      <text:p text:style-name="P3"><text:span text:style-name="T6">U[5]= u[4] + u[3]</text:span></text:p>
      <text:p text:style-name="P3"><text:span text:style-name="T6"><text:tab/>U[3] = 5 + 3 = 8</text:span></text:p>
      <text:p text:style-name="P3"><text:span text:style-name="T6">U[5]= u[4] + u[3]</text:span></text:p>
      <text:p text:style-name="P3"><text:span text:style-name="T6"><text:tab/>U[3] = 5 + 3 = 8</text:span></text:p>
      <text:p text:style-name="P3"><text:span text:style-name="T6">U[5]= u[4] + u[3]</text:span></text:p>
      <text:p text:style-name="P3"><text:span text:style-name="T6"><text:tab/>U[3] = 5 + 3 = 8</text:span></text:p>
      <text:p text:style-name="P3"><text:span text:style-name="T6">U[5]= u[4] + u[3]</text:span></text:p>
      <text:p text:style-name="P3"><text:span text:style-name="T6"><text:tab/>U[3] = 5 + 3 = 8</text:span></text:p>
      <text:p text:style-name="P3"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4:52:23.172751591</meta:creation-date>
    <dc:date>2024-06-28T15:07:15.703306038</dc:date>
    <meta:editing-duration>PT4M38S</meta:editing-duration>
    <meta:editing-cycles>1</meta:editing-cycles>
    <meta:document-statistic meta:table-count="0" meta:image-count="0" meta:object-count="0" meta:page-count="1" meta:paragraph-count="16" meta:word-count="105" meta:character-count="364" meta:non-whitespace-character-count="264"/>
    <meta:generator>LibreOffice/24.2.3.2$Linux_X86_64 LibreOffice_project/420$Build-2</meta:generator>
  </office:meta>
</office:document-meta>
</file>